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4.8736in" fo:margin-left="0.9875in" fo:margin-right="0.8313in" table:align="margins" style:writing-mode="lr-tb"/>
    </style:style>
    <style:style style:name="Table1.A" style:family="table-column">
      <style:table-column-properties style:column-width="2.1528in" style:rel-column-width="28952*"/>
    </style:style>
    <style:style style:name="Table1.B" style:family="table-column">
      <style:table-column-properties style:column-width="2.7208in" style:rel-column-width="36583*"/>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2" style:family="table-row">
      <style:table-row-properties style:min-row-height="0.216in"/>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Heading_20_1">
      <style:paragraph-properties fo:break-before="page"/>
    </style:style>
    <style:style style:name="P17" style:family="paragraph" style:parent-style-name="Heading_20_4">
      <style:text-properties style:font-name="Arial"/>
    </style:style>
    <style:style style:name="P18" style:family="paragraph" style:parent-style-name="Heading_20_4">
      <style:text-properties fo:font-weight="bold" style:font-weight-asian="bold" style:font-weight-complex="bold"/>
    </style:style>
    <style:style style:name="P19" style:family="paragraph" style:parent-style-name="Code">
      <style:text-properties style:font-name="Courier New" fo:font-size="10.5pt" style:font-size-asian="10.5pt" style:font-size-complex="10.5pt"/>
    </style:style>
    <style:style style:name="P20" style:family="paragraph" style:parent-style-name="Text_20_body">
      <style:text-properties style:font-name="Courier New" fo:font-size="10.5pt" style:font-size-asian="10.5pt" style:font-size-complex="10.5pt"/>
    </style:style>
    <style:style style:name="P21" style:family="paragraph" style:parent-style-name="Text_20_body">
      <style:text-properties fo:font-size="10.5pt" style:font-size-asian="10.5pt" style:font-size-complex="10.5pt"/>
    </style:style>
    <style:style style:name="P22" style:family="paragraph" style:parent-style-name="Heading_20_6">
      <style:text-properties fo:font-size="10.5pt" style:font-size-asian="10.5pt" style:font-size-complex="10.5pt"/>
    </style:style>
    <style:style style:name="P23"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3"/>
    <style:style style:name="P30" style:family="paragraph" style:parent-style-name="Standard" style:list-style-name="L5"/>
    <style:style style:name="P31" style:family="paragraph" style:parent-style-name="Standard" style:list-style-name="L5"/>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6"/>
    <style:style style:name="P35" style:family="paragraph" style:parent-style-name="Standard">
      <style:text-properties fo:font-size="10.5pt" style:font-size-asian="10.5pt" style:font-size-complex="10.5pt"/>
    </style:style>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text-properties style:font-name="Courier New" fo:font-size="10.5pt" style:font-size-asian="10.5pt" style:font-size-complex="10.5pt"/>
    </style:style>
    <style:style style:name="P41" style:family="paragraph" style:parent-style-name="Text_20_body">
      <style:text-properties style:font-name="Arial3" fo:font-size="11pt" style:font-size-asian="11pt" style:font-size-complex="11pt"/>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fo:font-size="10.5pt"/>
    </style:style>
    <style:style style:name="T23" style:family="text">
      <style:text-properties fo:font-size="10.5pt" style:font-size-asian="10.5pt" style:font-size-complex="10.5pt"/>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Verdana1"/>
    </style:style>
    <style:style style:name="T27" style:family="text">
      <style:text-properties fo:font-style="normal" style:font-style-asian="normal" style:font-style-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fo:font-size="11pt" style:font-size-asian="11pt" style:font-size-complex="11pt"/>
    </style:style>
    <style:style style:name="T33" style:family="text">
      <style:text-properties fo:font-size="11pt" style:font-size-asian="11pt" style:font-size-complex="11pt"/>
    </style:style>
    <style:style style:name="T34" style:family="text">
      <style:text-properties style:font-name="Courier New"/>
    </style:style>
    <style:style style:name="T35" style:family="text">
      <style:text-properties style:font-name="Courier New" fo:font-size="10.5pt" style:font-size-asian="10.5pt" style:font-size-complex="10.5pt"/>
    </style:style>
    <style:style style:name="T36" style:family="text">
      <style:text-properties style:font-name="Arial3" fo:font-size="11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
      <text:p text:style-name="P2"/>
      <text:p text:style-name="P3">ImageI/O EXT – Setup Guide</text:p>
      <text:p text:style-name="P3">V. 1.0</text:p>
      <text:p text:style-name="Standard"/>
      <text:p text:style-name="Standard"/>
      <text:p text:style-name="P2"><draw:frame draw:style-name="fr1" draw:name="immagini1" text:anchor-type="as-char" svg:width="3.3646in" svg:height="3.3646in"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6"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text:soft-page-break/>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text:soft-page-break/>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4">Kakadu (v. 5.2.6)</text:p>
        </text:list-item>
        <text:list-item>
          <text:p text:style-name="P24">MrSID (v 6.0.7)</text:p>
        </text:list-item>
        <text:list-item>
          <text:p text:style-name="P24">ECW (v 3.3)</text:p>
        </text:list-item>
      </text:list>
      <text:list text:style-name="L2">
        <text:list-item>
          <text:p text:style-name="P27">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text:span text:style-name="T5">However</text:span> it is worth to point out that this approach is not recommended and it should be used only as last resort. Furthermore, the deploy module does not contain the Kakadu and the ECW DLLs and testing ImageIO-Ext may fail in case these DLLs are not found. Anyway, the instructions to auto deploy DLL are contained in section 3.9.1</text:p>
      <text:h text:style-name="Heading_20_6" text:outline-level="6"><text:soft-page-break/>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2.3252in" svg:height="2.4453in" draw:z-index="48"><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ext:soft-page-break/>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Standard">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Standard">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3.6193in" svg:height="0.9992in" draw:z-index="47"><draw:image xlink:href="Pictures/10000000000001F0000000895067B4B9.jpg" xlink:type="simple" xlink:show="embed" xlink:actuate="onLoad"/></draw:frame><text:soft-page-break/></text:p>
      <text:p text:style-name="Standard">Select <text:span text:style-name="T15">“Configuration Properties”</text:span> and switch the <text:span text:style-name="T15">Configuration</text:span> value from “<text:span text:style-name="T15">Debug</text:span>” to “<text:span text:style-name="T15">Release</text:span>”.</text:p>
      <text:p text:style-name="Standard">Finally, select the libecwj2 project in your solution explorer and change its properties as follow:</text:p>
      <text:p text:style-name="Standard"><text:span text:style-name="T15">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20">This could seem a strange workaround but it avoids errors when building GDAL against HDF4. </text:span></text:span></text:p>
      <text:p text:style-name="Standard"><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h text:style-name="Heading_20_6" text:outline-level="6"/>
      <text:h text:style-name="P17" text:outline-level="4">3.7.2 – GDAL Configuration</text:h>
      <text:p text:style-name="Standard">Firstly, you need to download GDAL 1.4.2 from OSGeo SVN. </text:p>
      <text:p text:style-name="Standard">You may use Tortoise SVN (available at: <text:a xlink:type="simple" xlink:href="http://tortoisesvn.net/downloads"><text:span text:style-name="T10">http://tortoisesvn.net/downloads</text:span></text:a>) to download it.</text:p>
      <text:p text:style-name="Standard"><text:soft-page-break/>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8">Kakadu support: Multithreading added; More Kakadu options supported. Makefile modified</text:p>
        </text:list-item>
        <text:list-item>
          <text:p text:style-name="P28">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1.4.2GDAL.patch</text:span> file and apply.</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text:soft-page-break/>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3">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3">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3">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19"># Uncomment the following and update to enable NCSA HDF Release 4 support.</text:p>
      <text:p text:style-name="P9"><text:span text:style-name="T20">Supposing your HDF4 library has been placed in </text:span><text:span text:style-name="Code"><text:span text:style-name="T10">C:\ExternalLibraries\HDF4</text:span></text:span><text:span text:style-name="T20">, edit the next 2 lines, like this:</text:span></text:p>
      <text:p text:style-name="P20">HDF4_DIR =<text:tab/>c:\ExternalLibraries\HDF4\release</text:p>
      <text:p text:style-name="P20"><text:span text:style-name="Code"><text:span text:style-name="T23">HDF4_LIB =<text:tab/>/LIBPATH:$(HDF4_DIR)\libpath</text:span></text:span></text:p>
      <text:p text:style-name="Standard"/>
      <text:h text:style-name="Heading_20_4" text:outline-level="4"><text:soft-page-break/>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7" text:outline-level="4">3.7.5 – Final Settings</text:h>
      <text:p text:style-name="Text_20_body">At this point, you should have:</text:p>
      <text:list text:style-name="L4">
        <text:list-item>
          <text:p text:style-name="P36">some external DLLs (for Kakadu, ECW, MrSID<text:span text:style-name="Code">, </text:span><text:span text:style-name="Code"><text:span text:style-name="T20">HDF4</text:span></text:span>)</text:p>
        </text:list-item>
        <text:list-item>
          <text:p text:style-name="P36">a GDAL DLL (<text:span text:style-name="Code">gdal14.dll</text:span>)</text:p>
        </text:list-item>
        <text:list-item>
          <text:p text:style-name="P36">4 JNI DLL (<text:span text:style-name="Code">gdalconstjni.dll, gdaljni.dll, ogrjni.dll, osrjni.dll</text:span>)</text:p>
        </text:list-item>
        <text:list-item>
          <text:p text:style-name="P36">a jar file (<text:span text:style-name="Code">gdal.jar</text:span>) </text:p>
        </text:list-item>
      </text:list>
      <text:p text:style-name="Text_20_body"><text:soft-page-break/>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7">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text:p>
      <text:p text:style-name="Text_20_body">Now, you are ready to configure the build of your ImageMagick libraries:</text:p>
      <text:p text:style-name="Text_20_body">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Text_20_body">Finally, choose Build-&gt;Build Solution to compile and build the ImageMagick distribution. (Advanced Users may manually disable unrequired modules. Actually, the ImageI/O Ext plugin module leveraging on Jmagick, only provides support for JPEG files.</text:p>
      <text:p text:style-name="Text_20_body">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3.9 – ImageI/O-EXT Project</text:h>
      <text:p text:style-name="Standard">You need to download the <text:span text:style-name="T3">imageio-ext</text:span> project from Java.net SVN. To do this, you need to create a <text:span text:style-name="T7">imageio-ext</text:span> folder and use Tortoise SVN as explained in section 3.7.1.</text:p>
      <text:p text:style-name="Standard"><text:soft-page-break/>The URL of repository for the <text:span text:style-name="T15">SVN Checkout</text:span> command is <text:a xlink:type="simple" xlink:href="https://imageio-ext.dev.java.net/svn/imageio-ext/trunk"><text:span text:style-name="Code">https://imageio-ext.dev.java.net/svn/imageio-ext/trunk</text:span></text:a></text:p>
      <text:p text:style-name="Standard"/>
      <text:h text:style-name="P18" text:outline-level="4">3.9.1 – DLL deployment instructions (Optional) - [windows] profile</text:h>
      <text:p text:style-name="P1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25">To deploy available DLLs, specify the </text:span><text:span text:style-name="T16">windows</text:span><text:span text:style-name="T25"> profile with the </text:span><text:span text:style-name="T12">-Pwindows</text:span> option when building the project (as explained in 3.9.3).</text:p>
      <text:h text:style-name="P18" text:outline-level="4">3.9.2 – JMagick libraries deployment instructions (Optional)- [jmagick] profile</text:h>
      <text:p text:style-name="P11">In case you want to deploy and add Jmagick library support to the ImageI/O Ext project, specify the <text:span text:style-name="T15">jmagick</text:span> profile with the <text:span text:style-name="T7">-Pjmagick </text:span>option when building the project (as explained in 3.9.3).</text:p>
      <text:h text:style-name="P18" text:outline-level="4">3.9.3 – ImageI/O-Ext Project building </text:h>
      <text:p text:style-name="Standard">To build the ImageI/O-Ext project, enter in <text:span text:style-name="Code">imageio-ext\trunk\</text:span> and run: <text:line-break/><text:span text:style-name="Code">mvn install </text:span>(add <text:span text:style-name="T7">-Pwindows</text:span> <text:s/>or <text:span text:style-name="T7">-Pjmagick </text:span>or <text:span text:style-name="T7">-Pwindows,jmagick </text:span>depending on what is your need, with reference to chapters 3.9.1 and 3.9.2). This command will build and test all required modules and plugins and store the produced JARS in the local maven repository. </text:p>
      <text:p text:style-name="Standard">In case you need to do a fast build of the ImageI/O-Ext project, without tests, just add the <text:span text:style-name="T10">-Dmaven.test.skip</text:span> option to the previous <text:span text:style-name="T10">mvn</text:span> command.</text:p>
      <text:p text:style-name="Standard">Testing and debugging the ImageI/O-Ext project may be done with Eclipse. Maven allows to build ready-to-use Eclipse projects by setting the required dependencies of each project.</text:p>
      <text:h text:style-name="Heading_20_4" text:outline-level="4">3.9.4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windows link located in the right side.</text:p>
      <text:p text:style-name="P12">When you downloaded it and extracted on your hard disk, you may setup ImageI/O-Ext eclipse projects for future debugging and tests. Enter in your <text:span text:style-name="Code">imageio-ext\trunk\library</text:span> folder and run: </text:p>
      <text:p text:style-name="P12"><text:span text:style-name="Code">mvn eclipse:eclipse </text:span>(this will build ready-to-use projects containing the main framework).</text:p>
      <text:p text:style-name="P12"><text:soft-pag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Eclipse <text:span text:style-name="T15">File</text:span> menu:<text:line-break/><text:span text:style-name="T15">File-&gt;“Import”-&gt;“General”-&gt;“Existings Projects into Workspace”-&gt;</text:span> and select the root directory where you previously downloaded the whole Image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root/m2/repository</text:span>. <text:line-break/><text:line-break/>Select a test class from src/test/java of a plugin project and select <text:span text:style-name="T15">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3.9.5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3">C:\Projects\imageio-ext\trunk\plugin\gdalarcgrid&gt;mvn test</text:span></text:span></text:p>
      <text:p text:style-name="P12"><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2"><text:soft-page-break/><text:span text:style-name="Code"><text:span text:style-name="T23">C:\Projects\imageio-ext\trunk\plugin\gdalarcgrid&gt;mvn test -Pinteractive.tests</text:span></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2" text:outline-level="6"><text:span text:style-name="Code"><text:span text:style-name="T20">3.9.5.1 – Testing JPEG2000 Kakadu (GDAL) writer capabilities</text:span></text:span></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12"><text:span text:style-name="Code"><text:span text:style-name="T22">C:\Projects\imageio-ext\trunk\plugin\gdalkakadujp2&gt;mvn test -Ptests.holdwrittenfiles</text:span></text:span></text:p>
      <text:h text:style-name="P16"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text:soft-page-break/>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text:soft-page-break/>4.6.1 – Manual SWIG installation</text:h>
      <text:p text:style-name="Standard">In case <text:span text:style-name="T10">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4">./configure</text:p>
      <text:p text:style-name="P14">make</text:p>
      <text:p text:style-name="P15"><text:span text:style-name="T31">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0">Kakadu (v. 5.2.6)</text:p>
        </text:list-item>
        <text:list-item>
          <text:p text:style-name="P30">MrSID (v 6.0.7)</text:p>
        </text:list-item>
        <text:list-item>
          <text:p text:style-name="P30">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text:soft-page-break/>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0">INCLUDES += -I$(JAVA_HOME)/include -I$(JAVA_HOME)/include/linux </text:p>
      <text:p text:style-name="P41">Run make: <text:s/><text:span text:style-name="T10">make -f Makefile-Linux-x86-gcc</text:span></text:p>
      <text:p text:style-name="P41">Then, from the <text:span text:style-name="Code">kakadu</text:span> folder, run: <text:span text:style-name="Code">sudo cp /lib/Linux-x86-gcc/libkdu_jni.so /usr/local/lib</text:span></text:p>
      <text:p text:style-name="P41"><text:span text:style-name="Code"><text:span text:style-name="T36">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geosolutionsuser/libs/libecwj2</text:span></text:p>
      <text:p text:style-name="P15">From the command line, just enter this folder and simply run:</text:p>
      <text:p text:style-name="P14">./configure</text:p>
      <text:p text:style-name="P14">make</text:p>
      <text:p text:style-name="P15"><text:span text:style-name="T31">sudo make install</text:span> (As you may notice, this command requires administrator privileges)</text:p>
      <text:p text:style-name="P15"><text:soft-page-break/>The last command will copy all the libs in the <text:span text:style-name="T31">usr/local/lib</text:span> folder. By this way, when configuring GDAL (as explained in the next chapter) it will automatically setup the build to support the ECW format. </text:p>
      <text:h text:style-name="P17" text:outline-level="4">4.7.2 – GDAL Configuration</text:h>
      <text:p text:style-name="Standard">Firstly, you need to download GDAL 1.4.2 from OSGeo SVN. Enter the folder where you want to download GDAL and run: <text:span text:style-name="Code"><text:span text:style-name="T29">svn co http://svn.osgeo.org/gdal/tags/1.4.2/gdal</text:span></text:span><text:span text:style-name="T10"> gdal</text:span></text:p>
      <text:p text:style-name="Standard">Then, you need to apply the patch available at this location:</text:p>
      <text:p text:style-name="Standard"><text:a xlink:type="simple" xlink:href="https://imageio-ext.dev.java.net/svn/imageio-ext/trunk/patches/1.4.2GDAL.patch"><text:span text:style-name="Code"><text:span text:style-name="T18">https://imageio-ext.dev.java.net/svn/imageio-ext/trunk/patches/1.4.2GDAL.patch</text:span></text:span></text:a></text:p>
      <text:p text:style-name="Standard">This patch contains several changes for:</text:p>
      <text:list text:style-name="L6">
        <text:list-item>
          <text:p text:style-name="P33">Kakadu support: Multithreading added; More Kakadu options supported. Makefile modified</text:p>
        </text:list-item>
        <text:list-item>
          <text:p text:style-name="P33">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0">/home/me/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4<text:bookmark-start text:name="DDE_LINK111111"/>.7.2.1 – <text:bookmark-end text:name="DDE_LINK111111"/>Kakadu configuration option </text:h>
      <text:p text:style-name="Standard">Add <text:span text:style-name="T10">--with-kakadu=KAKADU_FOLDER --without-libtool</text:span> option to the <text:span text:style-name="T10">./configure </text:span>command, where <text:span text:style-name="T10">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text:soft-page-break/>Check the <text:span text:style-name="T10">GDAL/frmts/jp2kak/GNUmakefile</text:span> file is properly set. </text:p>
      <text:p text:style-name="Standard">Probably, you should add <text:span text:style-name="T10">$(KAKDIR)/apps/make/kdu_stripe_decompressor.o</text:span> to the <text:span text:style-name="T10">APPOBJ</text:span> setting as well as <text:span text:style-name="T10">-I$(KAKDIR)/apps/support</text:span> <text:s/>to <text:span text:style-name="T10">KAKINC</text:span> setting.</text:p>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7.3) a similar error could occur:</text:p>
      <text:p text:style-name="P9"><text:span text:style-name="Code"><text:span text:style-name="T24">/......./include/base/lti_sceneBuffer.h:356: </text:span></text:span><text:span text:style-name="Code"><text:span text:style-name="T23"><text:line-break/>error: extra qualification 'LizardTech::LTISceneBuffer::' on member </text:span></text:span></text:p>
      <text:p text:style-name="Standard"><text:span text:style-name="T23">You need to fix the issue in the </text:span><text:span text:style-name="T24">header </text:span><text:span text:style-name="T10">MRSID_FOLDER/include/</text:span><text:span text:style-name="T11">base/lti_sceneBuffer.h</text:span><text:span text:style-name="T23"> by simply removing the extra qualification from the </text:span><text:span text:style-name="T10">inWindow</text:span><text:span text:style-name="T23"> declaration. Line 356 should look <text:line-break/>like this: </text:span><text:span text:style-name="T10">bool inWindow(lt_uint32 x, lt_uint32 y) const; </text:span><text:span text:style-name="T23"><text:line-break/>Then repeat build process as suggested in 4.7.3.</text:span></text:p>
      <text:p text:style-name="Standard"/>
      <text:h text:style-name="Heading_20_4" text:outline-level="4">4.7.3 – GDAL Building</text:h>
      <text:p text:style-name="Standard"><text:span text:style-name="T23">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2">(As you may notice, this command</text:span> requires administrator privileges)</text:p>
      <text:p text:style-name="Standard">When the build is terminated, run <text:span text:style-name="T31">sudo </text:span><text:span text:style-name="T10">ldconfig</text:span>. </text:p>
      <text:p text:style-name="Standard">Next step is generating JAVA bindings.</text:p>
      <text:p text:style-name="Standard"/>
      <text:h text:style-name="Heading_20_4" text:outline-level="4">4.7.4 – Generating JAVA Bindings</text:h>
      <text:p text:style-name="P21">SWIG will generate java bindings for you. </text:p>
      <text:p text:style-name="Text_20_body"><text:span text:style-name="T23">As a first step, check your </text:span><text:span text:style-name="Code"><text:span text:style-name="T18">GDAL/SWIG/JAVA/java.opt</text:span></text:span><text:span text:style-name="T23"> is properly configured. </text:span></text:p>
      <text:p text:style-name="Text_20_body"><text:span text:style-name="T23">Basically, you need to check the </text:span><text:span text:style-name="T10">JAVA_HOME, JAVA_INCLUDE </text:span><text:span text:style-name="T23">and </text:span><text:span text:style-name="T10">ANT_HOME</text:span><text:span text:style-name="T23"> variables are properly set. Be sure the following line exists: </text:span><text:span text:style-name="T10">JAVA_INCLUDE=-I$(JAVA_HOME)/include -I$(JAVA_HOME)/include/linux</text:span><text:span text:style-name="T23"> )</text:span></text:p>
      <text:p text:style-name="Text_20_body"><text:soft-page-break/><text:span text:style-name="T33">A second step is required in order </text:span>to customize the compiler options (This is needed to change default optimizations settings, which may cause JVM crashes). <text:s/>Just define a <text:span text:style-name="T31">CXXFLAGS</text:span> as shown below:</text:p>
      <text:p text:style-name="Text_20_body"><text:span text:style-name="T23"><text:s/></text:span><text:span text:style-name="Code"><text:span text:style-name="T18">export CXXFLAGS=-O1 </text:span></text:span><text:span text:style-name="Code"><text:span text:style-name="T32">(Note that the minus sign (“-”) is followed by the “O” letter instead of the “zero” digit)</text:span></text:span><text:span text:style-name="Code"><text:span text:style-name="T18"> </text:span></text:span></text:p>
      <text:p text:style-name="Text_20_body"><text:span text:style-name="T23">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This command will automatically generate wrappers and bindings. Then, copy the generated libs in <text:span text:style-name="T10">/usr/local/lib</text:span> using the command:</text:p>
      <text:p text:style-name="Text_20_body"><text:span text:style-name="T31">sudo cp *.so /usr/local/lib</text:span> <text:span text:style-name="T32">(As you may notice, this command requires </text:span>administrator privileges)</text:p>
      <text:p text:style-name="Text_20_body">Finally, run <text:span text:style-name="T31">sudo </text:span><text:span text:style-name="T10">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span text:style-name="Code">mvn install -Plinux </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text:soft-page-break/>4.8.1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Linux link located in the right side.</text:p>
      <text:p text:style-name="P12">When you downloaded it and extracted on your hard disk, you may setup ImageI/O-Ext eclipse projects for future debugging and tests.</text:p>
      <text:p text:style-name="P12">Enter in your <text:span text:style-name="Code">imageio-ext/trunk/library</text:span> folder and run: <text:span text:style-name="Code">mvn eclipse:eclipse</text:span><text:line-break/>(this will build ready-to-use projects containing the main framework).</text:p>
      <text:p text:style-name="P12"><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main <text:span text:style-name="T15">File</text:span> menu:<text:line-break/><text:span text:style-name="T15">File-&gt;“Import”-&gt;“General”-&gt;“Existings Projects into Workspace”-&gt;</text:span> and select the root directory where you previously downloaded the whole Image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5">Run As-&gt;Open Run Dialog</text:span>.<text:line-break/>Then select the “<text:span text:style-name="T15">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soft-page-break/><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4.8.2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text:span text:style-name="T22">imageio-ext/trunk/plugin</text:span></text:span><text:span text:style-name="Code">&gt;cd plugin/gdalarcgrid</text:span></text:p>
      <text:p text:style-name="P12"><text:span text:style-name="Code"><text:span text:style-name="T22">imageio-ext/trunk/plugin</text:span></text:span><text:span text:style-name="Code">/gdalarcgrid&gt;mvn test</text:span></text:p>
      <text:p text:style-name="P12"><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2"><text:span text:style-name="Code"><text:span text:style-name="T22">imageio-ext/trunk/plugin</text:span></text:span><text:span text:style-name="Code">/gdalarcgrid</text:span><text:span text:style-name="Code">&gt;mvn test -Pinteractive.tests</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4.8.2.1 – Testing JPEG2000 Kakadu (GDAL) writer capabilities</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9"><text:span text:style-name="Code"><text:span text:style-name="T22">imageio-ext/trunk/plugin</text:span></text:span><text:span text:style-name="Code">/gdalkakadujp2&gt;mvn test -P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783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0.5in" fo:margin-right="0in" fo:text-indent="0in" style:auto-text-indent="false"/>
    </style:style>
    <style:style style:name="WW-Testo_20_fumetto" style:display-name="WW-Testo fumetto"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in" fo:margin-right="0in" fo:hyphenation-ladder-count="no-limit" fo:text-indent="0in"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fo:font-family="Wingdings" style:font-charset="x-symbol"/>
      </text:list-level-style-bullet>
      <text:list-level-style-bullet text:level="2" text:style-name="WW8Num2z1" style:num-suffix="." text:bullet-char="">
        <style:list-level-properties text:space-before="0.5in" text:min-label-width="0.25in"/>
        <style:text-properties fo:font-family="'Wingdings 2'" style:font-charset="x-symbol"/>
      </text:list-level-style-bullet>
      <text:list-level-style-bullet text:level="3" text:style-name="WW8Num2z2" style:num-suffix="." text:bullet-char="■">
        <style:list-level-properties text:space-before="0.75in" text:min-label-width="0.25in"/>
        <style:text-properties style:font-name="StarSymbol"/>
      </text:list-level-style-bullet>
      <text:list-level-style-bullet text:level="4" text:style-name="WW8Num2z0" style:num-suffix="." text:bullet-char="">
        <style:list-level-properties text:space-before="1in" text:min-label-width="0.25in"/>
        <style:text-properties fo:font-family="Wingdings" style:font-charset="x-symbol"/>
      </text:list-level-style-bullet>
      <text:list-level-style-bullet text:level="5" text:style-name="WW8Num2z1" style:num-suffix="." text:bullet-char="">
        <style:list-level-properties text:space-before="1.25in" text:min-label-width="0.25in"/>
        <style:text-properties fo:font-family="'Wingdings 2'" style:font-charset="x-symbol"/>
      </text:list-level-style-bullet>
      <text:list-level-style-bullet text:level="6" text:style-name="WW8Num2z2" style:num-suffix="." text:bullet-char="■">
        <style:list-level-properties text:space-before="1.5in" text:min-label-width="0.25in"/>
        <style:text-properties style:font-name="StarSymbol"/>
      </text:list-level-style-bullet>
      <text:list-level-style-bullet text:level="7" text:style-name="WW8Num2z0" style:num-suffix="." text:bullet-char="">
        <style:list-level-properties text:space-before="1.75in" text:min-label-width="0.25in"/>
        <style:text-properties fo:font-family="Wingdings" style:font-charset="x-symbol"/>
      </text:list-level-style-bullet>
      <text:list-level-style-bullet text:level="8" text:style-name="WW8Num2z1" style:num-suffix="." text:bullet-char="">
        <style:list-level-properties text:space-before="2in" text:min-label-width="0.25in"/>
        <style:text-properties fo:font-family="'Wingdings 2'" style:font-charset="x-symbol"/>
      </text:list-level-style-bullet>
      <text:list-level-style-bullet text:level="9" text:style-name="WW8Num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fo:font-family="Wingdings" style:font-charset="x-symbol"/>
      </text:list-level-style-bullet>
      <text:list-level-style-bullet text:level="2" text:style-name="WW8Num3z1" style:num-suffix="." text:bullet-char="">
        <style:list-level-properties text:space-before="0.5in" text:min-label-width="0.25in"/>
        <style:text-properties fo:font-family="'Wingdings 2'" style:font-charset="x-symbol"/>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fo:font-family="Wingdings" style:font-charset="x-symbol"/>
      </text:list-level-style-bullet>
      <text:list-level-style-bullet text:level="5" text:style-name="WW8Num3z1" style:num-suffix="." text:bullet-char="">
        <style:list-level-properties text:space-before="1.25in" text:min-label-width="0.25in"/>
        <style:text-properties fo:font-family="'Wingdings 2'" style:font-charset="x-symbol"/>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fo:font-family="Wingdings" style:font-charset="x-symbol"/>
      </text:list-level-style-bullet>
      <text:list-level-style-bullet text:level="8" text:style-name="WW8Num3z1" style:num-suffix="." text:bullet-char="">
        <style:list-level-properties text:space-before="2in" text:min-label-width="0.25in"/>
        <style:text-properties fo:font-family="'Wingdings 2'" style:font-charset="x-symbol"/>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9839in" fo:margin-bottom="0.4917in" fo:margin-left="0.7874in" fo:margin-right="0.7874in" fo:background-color="#ffffff" style:writing-mode="lr-tb" style:layout-grid-color="#c0c0c0" style:layout-grid-lines="40" style:layout-grid-base-height="0.1528in" style:layout-grid-ruby-height="0.0972in" style:layout-grid-mode="none" style:layout-grid-ruby-below="false" style:layout-grid-print="false" style:layout-grid-display="false" style:layout-grid-base-width="0.278in" style:layout-grid-snap-to-characters="true" style:layout-grid-square-mode="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7</text:page-number></text:span><text:span text:style-name="T1"> of </text:span><text:span text:style-name="T1"><text:page-count>23</text:page-count></text:span></text:p>
        <text:p text:style-name="Footer"><text:span text:style-name="T1"><draw:frame draw:style-name="fr1" draw:name="immagini10" text:anchor-type="as-char" svg:width="0.689in" svg:height="0.7091in" draw:z-index="23"><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0.689in" svg:height="0.7091in" draw:z-index="4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aniele Romagnoli</meta:initial-creator>
    <meta:creation-date>2007-06-12T11:59:00</meta:creation-date>
    <dc:creator>Daniele</dc:creator>
    <dc:date>2008-01-10T15:38:05</dc:date>
    <meta:print-date>2007-08-14T13:10:15</meta:print-date>
    <meta:editing-cycles>209</meta:editing-cycles>
    <meta:editing-duration>P4DT11H23M17S</meta:editing-duration>
    <meta:user-defined meta:name="Info 1"/>
    <meta:user-defined meta:name="Info 2"/>
    <meta:user-defined meta:name="Info 3"/>
    <meta:user-defined meta:name="Info 4"/>
    <meta:document-statistic meta:table-count="1" meta:image-count="5" meta:object-count="0" meta:page-count="23" meta:paragraph-count="349" meta:word-count="6345" meta:character-count="39117"/>
  </office:meta>
</office:document-meta>
</file>